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4094e" officeooo:paragraph-rsid="0004094e"/>
    </style:style>
    <style:style style:name="P2" style:family="paragraph" style:parent-style-name="Standard" style:list-style-name="L2">
      <style:text-properties officeooo:paragraph-rsid="0004094e"/>
    </style:style>
    <style:style style:name="T1" style:family="text">
      <style:text-properties officeooo:rsid="000409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15940229" text:style-name="L2">
        <text:list-item>
          <text:p text:style-name="P2"><text:span text:style-name="T1">Write a yacc program to check given expression is valid or not</text:span></text:p>
          <text:list>
            <text:list-header>
              <text:p text:style-name="P1">S -&gt; En</text:p>
              <text:p text:style-name="P1">E -&gt; E + E | E * E | E / E | E – E</text:p>
              <text:p text:style-name="P1">E -&gt; Num</text:p>
              <text:p text:style-name="P1">E -&gt; ID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58:55.952956551</meta:creation-date>
    <dc:date>2019-03-15T10:00:43.401257053</dc:date>
    <meta:editing-duration>PT1M48S</meta:editing-duration>
    <meta:editing-cycles>1</meta:editing-cycles>
    <meta:document-statistic meta:table-count="0" meta:image-count="0" meta:object-count="0" meta:page-count="1" meta:paragraph-count="5" meta:word-count="38" meta:character-count="120" meta:non-whitespace-character-count="87"/>
    <meta:generator>LibreOffice/6.0.7.3$Linux_X86_64 LibreOffice_project/00m0$Build-3</meta:generator>
  </office:meta>
</office:document-meta>
</file>